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T1" style:family="text">
      <style:text-properties officeooo:rsid="000d2052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a1b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CHF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1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4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Standard"><text:s text:c="2"/>- festgelegtem Start- und Enddatum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14T11:26:42.589826107</dc:date>
    <meta:editing-duration>PT29M7S</meta:editing-duration>
    <meta:editing-cycles>5</meta:editing-cycles>
    <meta:generator>LibreOffice/25.8.3.2$Linux_X86_64 LibreOffice_project/580$Build-2</meta:generator>
    <meta:document-statistic meta:table-count="0" meta:image-count="0" meta:object-count="0" meta:page-count="3" meta:paragraph-count="88" meta:word-count="473" meta:character-count="3304" meta:non-whitespace-character-count="2852"/>
  </office:meta>
</office:document-meta>
</file>